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77.4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03" style:family="table-cell" style:parent-style-name="Normale_20_2">
      <style:table-cell-properties fo:background-color="#d0d0d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Norma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Normale_20_2">
      <style:table-cell-properties fo:border-bottom="none" style:diagonal-bl-tr="none" style:diagonal-tl-br="none" fo:background-color="transparent" fo:border-left="none" fo:border-right="0.99pt solid #000000" style:rotation-align="none" fo:border-top="0.99pt solid #000000"/>
      <style:text-properties fo:font-weight="bold" style:font-weight-asian="bold" style:font-weight-complex="bold"/>
    </style:style>
    <style:style style:name="ce134" style:family="table-cell" style:parent-style-name="Normale_20_2">
      <style:table-cell-properties style:rotation-align="none"/>
    </style:style>
    <style:style style:name="ce136" style:family="table-cell" style:parent-style-name="Normale_20_2">
      <style:table-cell-properties fo:border-bottom="none" fo:background-color="#72bf44" style:diagonal-bl-tr="none" style:diagonal-tl-br="none" fo:border-left="none" fo:border-right="0.99pt solid #000000" style:rotation-align="none" fo:border-top="none"/>
      <style:text-properties fo:font-weight="bold" style:font-weight-asian="bold" style:font-weight-complex="bold"/>
    </style:style>
    <style:style style:name="ce137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Normale_20_2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139" style:family="table-cell" style:parent-style-name="Normale_20_2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140" style:family="table-cell" style:parent-style-name="Default">
      <style:table-cell-properties fo:background-color="#111111"/>
    </style:style>
    <style:style style:name="ce142" style:family="table-cell" style:parent-style-name="Normale_20_2">
      <style:table-cell-properties fo:border-bottom="none" fo:background-color="#dc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43" style:family="table-cell" style:parent-style-name="Normale_20_2">
      <style:table-cell-properties fo:border-bottom="none" fo:background-color="#d0d0d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5" style:family="table-cell" style:parent-style-name="Normale_20_2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Normale_20_2">
      <style:table-cell-properties fo:background-color="#d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48" style:family="table-cell" style:parent-style-name="Normale_20_2">
      <style:table-cell-properties fo:background-color="#d0d0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9" style:family="table-cell" style:parent-style-name="Normale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0" style:family="table-cell" style:parent-style-name="Normale_20_2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58" style:family="table-cell" style:parent-style-name="Normale_20_2">
      <style:table-cell-properties fo:border-bottom="none" fo:border-left="none" fo:border-right="0.06pt solid #000000" style:rotation-align="none" fo:border-top="none"/>
    </style:style>
    <style:style style:name="ce159" style:family="table-cell" style:parent-style-name="Normale_20_2">
      <style:table-cell-properties fo:border-bottom="0.06pt solid #000000" fo:border-left="none" fo:border-right="0.06pt solid #000000" style:rotation-align="none" fo:border-top="none"/>
    </style:style>
    <style:style style:name="ce161" style:family="table-cell" style:parent-style-name="Normale_20_2">
      <style:table-cell-properties fo:background-color="#d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9" style:family="table-cell" style:parent-style-name="Normale_20_2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2" style:family="table-cell" style:parent-style-name="Normale_20_2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Normale_20_2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9" style:family="table-cell" style:parent-style-name="Normale_20_2">
      <style:table-cell-properties fo:border-bottom="none" fo:background-color="transparent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2" style:family="table-cell" style:parent-style-name="Normale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34" style:family="table-cell" style:parent-style-name="Normale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35" style:family="table-cell" style:parent-style-name="Normale_20_2">
      <style:table-cell-properties fo:background-color="transparent" style:rotation-align="none"/>
      <style:text-properties fo:font-weight="bold" style:font-weight-asian="bold" style:font-weight-complex="bold"/>
    </style:style>
    <style:style style:name="ce4" style:family="table-cell" style:parent-style-name="Normale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4" style:family="table-cell" style:parent-style-name="Normale_20_2">
      <style:table-cell-properties fo:border-bottom="none" fo:background-color="#dc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7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fo:border-bottom="none" fo:border-left="0.99pt solid #000000" fo:border-right="none" fo:border-top="none"/>
    </style:style>
    <style:style style:name="ce92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Normale_20_2">
      <style:table-cell-properties fo:background-color="#d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00aaad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06pt solid #000000" fo:background-color="#808080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fo:background-color="#ed1c24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padding="2.01pt"/>
    </style:style>
    <style:style style:name="ce119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20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22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2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0.06pt solid #000000" fo:background-color="#808080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fo:background-color="#ed1c24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d1c24"/>
    </style:style>
    <style:style style:name="ce129" style:family="table-cell" style:parent-style-name="Default">
      <style:table-cell-properties fo:background-color="#00aaad"/>
    </style:style>
    <style:style style:name="ce130" style:family="table-cell" style:parent-style-name="Default">
      <style:table-cell-properties fo:background-color="#808080"/>
    </style:style>
    <style:style style:name="ce68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69" style:family="table-cell" style:parent-style-name="Normale_20_2">
      <style:table-cell-properties fo:border-bottom="none" fo:background-color="#dc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0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1" style:family="table-cell" style:parent-style-name="Normale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fo:border-left="0.99pt solid #000000" fo:border-right="none" fo:border-top="none"/>
    </style:style>
    <style:style style:name="ce73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6" style:family="table-cell" style:parent-style-name="Normale_20_2">
      <style:table-cell-properties fo:background-color="#d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8" style:family="table-cell" style:parent-style-name="Normale_20_2">
      <style:table-cell-properties fo:background-color="#d0d0d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Norma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1" style:family="table-cell" style:parent-style-name="Normale_20_2">
      <style:table-cell-properties fo:border-bottom="none" style:diagonal-bl-tr="none" style:diagonal-tl-br="none" fo:background-color="transparent" fo:border-left="none" fo:border-right="0.99pt solid #000000" style:rotation-align="none" fo:border-top="0.99pt solid #000000"/>
      <style:text-properties fo:font-weight="bold" style:font-weight-asian="bold" style:font-weight-complex="bold"/>
    </style:style>
    <style:style style:name="ce82" style:family="table-cell" style:parent-style-name="Normale_20_2">
      <style:table-cell-properties fo:border-bottom="none" fo:background-color="#72bf44" style:diagonal-bl-tr="none" style:diagonal-tl-br="none" fo:border-left="none" fo:border-right="0.99pt solid #000000" style:rotation-align="none" fo:border-top="none"/>
      <style:text-properties fo:font-weight="bold" style:font-weight-asian="bold" style:font-weight-complex="bold"/>
    </style:style>
    <style:style style:name="ce83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Normale_20_2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85" style:family="table-cell" style:parent-style-name="Normale_20_2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6" style:family="table-cell" style:parent-style-name="Normale_20_2">
      <style:table-cell-properties style:rotation-align="none"/>
    </style:style>
    <style:style style:name="ce87" style:family="table-cell" style:parent-style-name="Default">
      <style:table-cell-properties fo:background-color="#111111"/>
    </style:style>
    <style:style style:name="ce88" style:family="table-cell" style:parent-style-name="Normale_20_2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9" style:family="table-cell" style:parent-style-name="Normale_20_2">
      <style:table-cell-properties fo:border-bottom="none" fo:background-color="#dc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0" style:family="table-cell" style:parent-style-name="Normale_20_2">
      <style:table-cell-properties fo:border-bottom="none" fo:background-color="#d0d0d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3" style:family="table-cell" style:parent-style-name="Normale_20_2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4" style:family="table-cell" style:parent-style-name="Normale_20_2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5" style:family="table-cell" style:parent-style-name="Normale_20_2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7" style:family="table-cell" style:parent-style-name="Normale_20_2">
      <style:table-cell-properties fo:background-color="#d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8" style:family="table-cell" style:parent-style-name="Normale_20_2">
      <style:table-cell-properties fo:background-color="#d0d0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Normale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0" style:family="table-cell" style:parent-style-name="Normale_20_2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1" style:family="table-cell" style:parent-style-name="Normale_20_2">
      <style:table-cell-properties fo:border-bottom="none" fo:background-color="transparent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102" style:family="table-cell" style:parent-style-name="Normale_20_2">
      <style:table-cell-properties fo:border-bottom="none" fo:border-left="none" fo:border-right="0.06pt solid #000000" style:rotation-align="none" fo:border-top="none"/>
    </style:style>
    <style:style style:name="ce106" style:family="table-cell" style:parent-style-name="Normale_20_2">
      <style:table-cell-properties fo:border-bottom="0.06pt solid #000000" fo:border-left="none" fo:border-right="0.06pt solid #000000" style:rotation-align="none" fo:border-top="none"/>
    </style:style>
    <style:style style:name="ce107" style:family="table-cell" style:parent-style-name="Normale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1" style:family="table-cell" style:parent-style-name="Normale_20_2">
      <style:table-cell-properties fo:background-color="#d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2" style:family="table-cell" style:parent-style-name="Normale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3" style:family="table-cell" style:parent-style-name="Normale_20_2">
      <style:table-cell-properties fo:background-color="transparent" style:rotation-align="none"/>
      <style:text-properties fo:font-weight="bold" style:font-weight-asian="bold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44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51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06pt solid #000000" fo:background-color="#00aaad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ackground-color="#808080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ackground-color="#ed1c24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padding="2.01pt"/>
    </style:style>
    <style:style style:name="ce160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62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64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</style:style>
    <style:style style:name="ce16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06pt solid #000000" fo:background-color="#808080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ed1c24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d1c24"/>
    </style:style>
    <style:style style:name="ce171" style:family="table-cell" style:parent-style-name="Default">
      <style:table-cell-properties fo:background-color="#00aaad"/>
    </style:style>
    <style:style style:name="ce17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ixel_pre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row table:style-name="ro1">
          <table:table-cell table:style-name="ce68" office:value-type="string" calcext:value-type="string" table:number-columns-spanned="3" table:number-rows-spanned="1">
            <text:p>STRIP A</text:p>
          </table:table-cell>
          <table:covered-table-cell table:style-name="ce75"/>
          <table:covered-table-cell table:style-name="ce81"/>
          <table:table-cell/>
          <table:table-cell table:style-name="ce68" office:value-type="string" calcext:value-type="string" table:number-columns-spanned="3" table:number-rows-spanned="1">
            <text:p>STRIP B</text:p>
          </table:table-cell>
          <table:covered-table-cell table:style-name="ce75"/>
          <table:covered-table-cell table:style-name="ce81"/>
          <table:table-cell/>
          <table:table-cell table:style-name="ce68" office:value-type="string" calcext:value-type="string" table:number-columns-spanned="3" table:number-rows-spanned="1">
            <text:p>STRIP C</text:p>
          </table:table-cell>
          <table:covered-table-cell table:style-name="ce75"/>
          <table:covered-table-cell table:style-name="ce81"/>
          <table:table-cell/>
          <table:table-cell table:style-name="ce88" office:value-type="string" calcext:value-type="string" table:number-columns-spanned="3" table:number-rows-spanned="1">
            <text:p><text:s/>STRIP D</text:p>
          </table:table-cell>
          <table:covered-table-cell table:style-name="ce95"/>
          <table:covered-table-cell table:style-name="ce101"/>
          <table:table-cell/>
          <table:table-cell table:style-name="ce107" office:value-type="string" calcext:value-type="string" table:number-columns-spanned="3" table:number-rows-spanned="1">
            <text:p>STRIP E</text:p>
          </table:table-cell>
          <table:covered-table-cell table:style-name="ce132"/>
          <table:covered-table-cell table:style-name="ce133"/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89" office:value-type="string" calcext:value-type="string" table:number-columns-spanned="2" table:number-rows-spanned="1">
            <text:p>ANODO</text:p>
          </table:table-cell>
          <table:covered-table-cell table:style-name="ce97"/>
          <table:table-cell table:style-name="ce82" office:value-type="string" calcext:value-type="string">
            <text:p>ERF8</text:p>
          </table:table-cell>
          <table:table-cell/>
          <table:table-cell table:style-name="ce131" office:value-type="string" calcext:value-type="string" table:number-columns-spanned="2" table:number-rows-spanned="1">
            <text:p>ANODO</text:p>
          </table:table-cell>
          <table:covered-table-cell table:style-name="ce97"/>
          <table:table-cell table:style-name="ce82" office:value-type="string" calcext:value-type="string">
            <text:p>ERF8</text:p>
          </table:table-cell>
          <table:table-cell/>
        </table:table-row>
        <table:table-row table:style-name="ro1"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90" office:value-type="string" calcext:value-type="string">
            <text:p>STRIP</text:p>
          </table:table-cell>
          <table:table-cell table:style-name="ce9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98" office:value-type="string" calcext:value-type="string">
            <text:p>STRIP</text:p>
          </table:table-cell>
          <table:table-cell table:style-name="ce9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" calcext:value-type="float">
            <text:p>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" calcext:value-type="float">
            <text:p>3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" calcext:value-type="float">
            <text:p>4</text:p>
          </table:table-cell>
          <table:table-cell table:style-name="ce102" office:value-type="float" office:value="12" calcext:value-type="float">
            <text:p>1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" calcext:value-type="float">
            <text:p>4</text:p>
          </table:table-cell>
          <table:table-cell table:style-name="ce86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" calcext:value-type="float">
            <text:p>5</text:p>
          </table:table-cell>
          <table:table-cell table:style-name="ce86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6" calcext:value-type="float">
            <text:p>6</text:p>
          </table:table-cell>
          <table:table-cell table:style-name="ce102" office:value-type="float" office:value="16" calcext:value-type="float">
            <text:p>1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7" calcext:value-type="float">
            <text:p>7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7" calcext:value-type="float">
            <text:p>7</text:p>
          </table:table-cell>
          <table:table-cell table:style-name="ce8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8" calcext:value-type="float">
            <text:p>8</text:p>
          </table:table-cell>
          <table:table-cell table:style-name="ce102" office:value-type="float" office:value="20" calcext:value-type="float">
            <text:p>2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8" calcext:value-type="float">
            <text:p>8</text:p>
          </table:table-cell>
          <table:table-cell table:style-name="ce86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9" calcext:value-type="float">
            <text:p>9</text:p>
          </table:table-cell>
          <table:table-cell table:style-name="ce86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0" calcext:value-type="float">
            <text:p>10</text:p>
          </table:table-cell>
          <table:table-cell table:style-name="ce102" office:value-type="float" office:value="24" calcext:value-type="float">
            <text:p>2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0" calcext:value-type="float">
            <text:p>10</text:p>
          </table:table-cell>
          <table:table-cell table:style-name="ce86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1" calcext:value-type="float">
            <text:p>11</text:p>
          </table:table-cell>
          <table:table-cell table:style-name="ce102" office:value-type="float" office:value="26" calcext:value-type="float">
            <text:p>2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1" calcext:value-type="float">
            <text:p>11</text:p>
          </table:table-cell>
          <table:table-cell table:style-name="ce86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2" calcext:value-type="float">
            <text:p>12</text:p>
          </table:table-cell>
          <table:table-cell table:style-name="ce102" office:value-type="float" office:value="28" calcext:value-type="float">
            <text:p>2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2" calcext:value-type="float">
            <text:p>12</text:p>
          </table:table-cell>
          <table:table-cell table:style-name="ce86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3" calcext:value-type="float">
            <text:p>13</text:p>
          </table:table-cell>
          <table:table-cell table:style-name="ce102" office:value-type="float" office:value="30" calcext:value-type="float">
            <text:p>3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3" calcext:value-type="float">
            <text:p>13</text:p>
          </table:table-cell>
          <table:table-cell table:style-name="ce86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4" calcext:value-type="float">
            <text:p>14</text:p>
          </table:table-cell>
          <table:table-cell table:style-name="ce102" office:value-type="float" office:value="32" calcext:value-type="float">
            <text:p>3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4" calcext:value-type="float">
            <text:p>14</text:p>
          </table:table-cell>
          <table:table-cell table:style-name="ce86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5" calcext:value-type="float">
            <text:p>15</text:p>
          </table:table-cell>
          <table:table-cell table:style-name="ce102" office:value-type="float" office:value="34" calcext:value-type="float">
            <text:p>3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5" calcext:value-type="float">
            <text:p>15</text:p>
          </table:table-cell>
          <table:table-cell table:style-name="ce86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6" calcext:value-type="float">
            <text:p>16</text:p>
          </table:table-cell>
          <table:table-cell table:style-name="ce102" office:value-type="float" office:value="36" calcext:value-type="float">
            <text:p>3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6" calcext:value-type="float">
            <text:p>16</text:p>
          </table:table-cell>
          <table:table-cell table:style-name="ce86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7" calcext:value-type="float">
            <text:p>1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7" calcext:value-type="float">
            <text:p>17</text:p>
          </table:table-cell>
          <table:table-cell table:style-name="ce8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8" calcext:value-type="float">
            <text:p>18</text:p>
          </table:table-cell>
          <table:table-cell table:style-name="ce102"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8" calcext:value-type="float">
            <text:p>18</text:p>
          </table:table-cell>
          <table:table-cell table:style-name="ce86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19" calcext:value-type="float">
            <text:p>19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9" calcext:value-type="float">
            <text:p>19</text:p>
          </table:table-cell>
          <table:table-cell table:style-name="ce86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0" calcext:value-type="float">
            <text:p>20</text:p>
          </table:table-cell>
          <table:table-cell table:style-name="ce102" office:value-type="float" office:value="11" calcext:value-type="float">
            <text:p>1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0" calcext:value-type="float">
            <text:p>20</text:p>
          </table:table-cell>
          <table:table-cell table:style-name="ce86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1" calcext:value-type="float">
            <text:p>21</text:p>
          </table:table-cell>
          <table:table-cell table:style-name="ce86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2" calcext:value-type="float">
            <text:p>22</text:p>
          </table:table-cell>
          <table:table-cell table:style-name="ce102" office:value-type="float" office:value="15" calcext:value-type="float">
            <text:p>1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2" calcext:value-type="float">
            <text:p>22</text:p>
          </table:table-cell>
          <table:table-cell table:style-name="ce86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3" calcext:value-type="float">
            <text:p>23</text:p>
          </table:table-cell>
          <table:table-cell table:style-name="ce86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4" calcext:value-type="float">
            <text:p>24</text:p>
          </table:table-cell>
          <table:table-cell table:style-name="ce102" office:value-type="float" office:value="19" calcext:value-type="float">
            <text:p>1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5" calcext:value-type="float">
            <text:p>25</text:p>
          </table:table-cell>
          <table:table-cell table:style-name="ce102" office:value-type="float" office:value="21" calcext:value-type="float">
            <text:p>2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5" calcext:value-type="float">
            <text:p>25</text:p>
          </table:table-cell>
          <table:table-cell table:style-name="ce86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6" calcext:value-type="float">
            <text:p>26</text:p>
          </table:table-cell>
          <table:table-cell table:style-name="ce102" office:value-type="float" office:value="23" calcext:value-type="float">
            <text:p>2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6" calcext:value-type="float">
            <text:p>26</text:p>
          </table:table-cell>
          <table:table-cell table:style-name="ce86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7" calcext:value-type="float">
            <text:p>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7" calcext:value-type="float">
            <text:p>27</text:p>
          </table:table-cell>
          <table:table-cell table:style-name="ce8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8" calcext:value-type="float">
            <text:p>28</text:p>
          </table:table-cell>
          <table:table-cell table:style-name="ce102" office:value-type="float" office:value="27" calcext:value-type="float">
            <text:p>2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8" calcext:value-type="float">
            <text:p>28</text:p>
          </table:table-cell>
          <table:table-cell table:style-name="ce86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29" calcext:value-type="float">
            <text:p>29</text:p>
          </table:table-cell>
          <table:table-cell table:style-name="ce102" office:value-type="float" office:value="29" calcext:value-type="float">
            <text:p>2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9" calcext:value-type="float">
            <text:p>29</text:p>
          </table:table-cell>
          <table:table-cell table:style-name="ce86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1" calcext:value-type="float">
            <text:p>31</text:p>
          </table:table-cell>
          <table:table-cell table:style-name="ce102" office:value-type="float" office:value="33" calcext:value-type="float">
            <text:p>3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1" calcext:value-type="float">
            <text:p>31</text:p>
          </table:table-cell>
          <table:table-cell table:style-name="ce86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2" calcext:value-type="float">
            <text:p>32</text:p>
          </table:table-cell>
          <table:table-cell table:style-name="ce102" office:value-type="float" office:value="35" calcext:value-type="float">
            <text:p>3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2" calcext:value-type="float">
            <text:p>32</text:p>
          </table:table-cell>
          <table:table-cell table:style-name="ce86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3" calcext:value-type="float">
            <text:p>33</text:p>
          </table:table-cell>
          <table:table-cell table:style-name="ce102" office:value-type="float" office:value="46" calcext:value-type="float">
            <text:p>4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3" calcext:value-type="float">
            <text:p>33</text:p>
          </table:table-cell>
          <table:table-cell table:style-name="ce86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4" calcext:value-type="float">
            <text:p>34</text:p>
          </table:table-cell>
          <table:table-cell table:style-name="ce102" office:value-type="float" office:value="48" calcext:value-type="float">
            <text:p>4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4" calcext:value-type="float">
            <text:p>34</text:p>
          </table:table-cell>
          <table:table-cell table:style-name="ce86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5" calcext:value-type="float">
            <text:p>35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5" calcext:value-type="float">
            <text:p>35</text:p>
          </table:table-cell>
          <table:table-cell table:style-name="ce8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6" calcext:value-type="float">
            <text:p>36</text:p>
          </table:table-cell>
          <table:table-cell table:style-name="ce102" office:value-type="float" office:value="52" calcext:value-type="float">
            <text:p>5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6" calcext:value-type="float">
            <text:p>36</text:p>
          </table:table-cell>
          <table:table-cell table:style-name="ce86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7" calcext:value-type="float">
            <text:p>37</text:p>
          </table:table-cell>
          <table:table-cell table:style-name="ce102" office:value-type="float" office:value="54" calcext:value-type="float">
            <text:p>5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7" calcext:value-type="float">
            <text:p>37</text:p>
          </table:table-cell>
          <table:table-cell table:style-name="ce86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8" calcext:value-type="float">
            <text:p>38</text:p>
          </table:table-cell>
          <table:table-cell table:style-name="ce102" office:value-type="float" office:value="56" calcext:value-type="float">
            <text:p>5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8" calcext:value-type="float">
            <text:p>38</text:p>
          </table:table-cell>
          <table:table-cell table:style-name="ce86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39" calcext:value-type="float">
            <text:p>39</text:p>
          </table:table-cell>
          <table:table-cell table:style-name="ce102" office:value-type="float" office:value="58" calcext:value-type="float">
            <text:p>5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9" calcext:value-type="float">
            <text:p>39</text:p>
          </table:table-cell>
          <table:table-cell table:style-name="ce86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0" calcext:value-type="float">
            <text:p>40</text:p>
          </table:table-cell>
          <table:table-cell table:style-name="ce102" office:value-type="float" office:value="60" calcext:value-type="float">
            <text:p>6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0" calcext:value-type="float">
            <text:p>40</text:p>
          </table:table-cell>
          <table:table-cell table:style-name="ce86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1" calcext:value-type="float">
            <text:p>41</text:p>
          </table:table-cell>
          <table:table-cell table:style-name="ce102" office:value-type="float" office:value="62" calcext:value-type="float">
            <text:p>6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1" calcext:value-type="float">
            <text:p>41</text:p>
          </table:table-cell>
          <table:table-cell table:style-name="ce86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2" calcext:value-type="float">
            <text:p>42</text:p>
          </table:table-cell>
          <table:table-cell table:style-name="ce102" office:value-type="float" office:value="64" calcext:value-type="float">
            <text:p>6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2" calcext:value-type="float">
            <text:p>42</text:p>
          </table:table-cell>
          <table:table-cell table:style-name="ce86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3" calcext:value-type="float">
            <text:p>43</text:p>
          </table:table-cell>
          <table:table-cell table:style-name="ce102" office:value-type="float" office:value="66" calcext:value-type="float">
            <text:p>6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3" calcext:value-type="float">
            <text:p>43</text:p>
          </table:table-cell>
          <table:table-cell table:style-name="ce86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4" calcext:value-type="float">
            <text:p>44</text:p>
          </table:table-cell>
          <table:table-cell table:style-name="ce102" office:value-type="float" office:value="68" calcext:value-type="float">
            <text:p>6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4" calcext:value-type="float">
            <text:p>44</text:p>
          </table:table-cell>
          <table:table-cell table:style-name="ce86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5" calcext:value-type="float">
            <text:p>45</text:p>
          </table:table-cell>
          <table:table-cell table:style-name="ce102" office:value-type="float" office:value="70" calcext:value-type="float">
            <text:p>7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5" calcext:value-type="float">
            <text:p>45</text:p>
          </table:table-cell>
          <table:table-cell table:style-name="ce86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6" calcext:value-type="float">
            <text:p>46</text:p>
          </table:table-cell>
          <table:table-cell table:style-name="ce102" office:value-type="float" office:value="72" calcext:value-type="float">
            <text:p>7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6" calcext:value-type="float">
            <text:p>46</text:p>
          </table:table-cell>
          <table:table-cell table:style-name="ce86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7" calcext:value-type="float">
            <text:p>47</text:p>
          </table:table-cell>
          <table:table-cell table:style-name="ce102" office:value-type="float" office:value="74" calcext:value-type="float">
            <text:p>7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7" calcext:value-type="float">
            <text:p>47</text:p>
          </table:table-cell>
          <table:table-cell table:style-name="ce86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8" calcext:value-type="float">
            <text:p>48</text:p>
          </table:table-cell>
          <table:table-cell table:style-name="ce102" office:value-type="float" office:value="76" calcext:value-type="float">
            <text:p>7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8" calcext:value-type="float">
            <text:p>48</text:p>
          </table:table-cell>
          <table:table-cell table:style-name="ce86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49" calcext:value-type="float">
            <text:p>49</text:p>
          </table:table-cell>
          <table:table-cell table:style-name="ce102" office:value-type="float" office:value="45" calcext:value-type="float">
            <text:p>4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9" calcext:value-type="float">
            <text:p>49</text:p>
          </table:table-cell>
          <table:table-cell table:style-name="ce86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0" calcext:value-type="float">
            <text:p>50</text:p>
          </table:table-cell>
          <table:table-cell table:style-name="ce102" office:value-type="float" office:value="47" calcext:value-type="float">
            <text:p>4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0" calcext:value-type="float">
            <text:p>50</text:p>
          </table:table-cell>
          <table:table-cell table:style-name="ce86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1" calcext:value-type="float">
            <text:p>51</text:p>
          </table:table-cell>
          <table:table-cell table:style-name="ce102" office:value-type="float" office:value="49" calcext:value-type="float">
            <text:p>4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1" calcext:value-type="float">
            <text:p>51</text:p>
          </table:table-cell>
          <table:table-cell table:style-name="ce86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2" calcext:value-type="float">
            <text:p>52</text:p>
          </table:table-cell>
          <table:table-cell table:style-name="ce102" office:value-type="float" office:value="51" calcext:value-type="float">
            <text:p>5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2" calcext:value-type="float">
            <text:p>52</text:p>
          </table:table-cell>
          <table:table-cell table:style-name="ce86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3" calcext:value-type="float">
            <text:p>53</text:p>
          </table:table-cell>
          <table:table-cell table:style-name="ce102" office:value-type="float" office:value="53" calcext:value-type="float">
            <text:p>5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3" calcext:value-type="float">
            <text:p>53</text:p>
          </table:table-cell>
          <table:table-cell table:style-name="ce86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4" calcext:value-type="float">
            <text:p>54</text:p>
          </table:table-cell>
          <table:table-cell table:style-name="ce102" office:value-type="float" office:value="55" calcext:value-type="float">
            <text:p>5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4" calcext:value-type="float">
            <text:p>54</text:p>
          </table:table-cell>
          <table:table-cell table:style-name="ce86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5" calcext:value-type="float">
            <text:p>55</text:p>
          </table:table-cell>
          <table:table-cell table:style-name="ce102" office:value-type="float" office:value="57" calcext:value-type="float">
            <text:p>5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5" calcext:value-type="float">
            <text:p>55</text:p>
          </table:table-cell>
          <table:table-cell table:style-name="ce86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6" calcext:value-type="float">
            <text:p>56</text:p>
          </table:table-cell>
          <table:table-cell table:style-name="ce102" office:value-type="float" office:value="59" calcext:value-type="float">
            <text:p>5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6" calcext:value-type="float">
            <text:p>56</text:p>
          </table:table-cell>
          <table:table-cell table:style-name="ce86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7" calcext:value-type="float">
            <text:p>57</text:p>
          </table:table-cell>
          <table:table-cell table:style-name="ce102" office:value-type="float" office:value="61" calcext:value-type="float">
            <text:p>6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7" calcext:value-type="float">
            <text:p>57</text:p>
          </table:table-cell>
          <table:table-cell table:style-name="ce86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8" calcext:value-type="float">
            <text:p>58</text:p>
          </table:table-cell>
          <table:table-cell table:style-name="ce102" office:value-type="float" office:value="63" calcext:value-type="float">
            <text:p>6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8" calcext:value-type="float">
            <text:p>58</text:p>
          </table:table-cell>
          <table:table-cell table:style-name="ce86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59" calcext:value-type="float">
            <text:p>59</text:p>
          </table:table-cell>
          <table:table-cell table:style-name="ce102" office:value-type="float" office:value="65" calcext:value-type="float">
            <text:p>6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9" calcext:value-type="float">
            <text:p>59</text:p>
          </table:table-cell>
          <table:table-cell table:style-name="ce86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71" office:value-type="string" calcext:value-type="string">
            <text:p>B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71" office:value-type="string" calcext:value-type="string">
            <text:p>C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93" office:value-type="string" calcext:value-type="string">
            <text:p>D</text:p>
          </table:table-cell>
          <table:table-cell table:style-name="ce99" office:value-type="float" office:value="60" calcext:value-type="float">
            <text:p>60</text:p>
          </table:table-cell>
          <table:table-cell table:style-name="ce102" office:value-type="float" office:value="67" calcext:value-type="float">
            <text:p>6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60" calcext:value-type="float">
            <text:p>60</text:p>
          </table:table-cell>
          <table:table-cell table:style-name="ce86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pista ramata 1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71" office:value-type="string" calcext:value-type="string" table:number-columns-spanned="2" table:number-rows-spanned="1">
            <text:p>pista ramata 2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71" office:value-type="string" calcext:value-type="string" table:number-columns-spanned="2" table:number-rows-spanned="1">
            <text:p>pista ramata 3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93" office:value-type="string" calcext:value-type="string" table:number-columns-spanned="2" table:number-rows-spanned="1">
            <text:p>pista ramata 4</text:p>
          </table:table-cell>
          <table:covered-table-cell table:style-name="ce99"/>
          <table:table-cell table:style-name="ce102" office:value-type="float" office:value="69" calcext:value-type="float">
            <text:p>69</text:p>
          </table:table-cell>
          <table:table-cell/>
          <table:table-cell table:style-name="ce99" office:value-type="string" calcext:value-type="string" table:number-columns-spanned="2" table:number-rows-spanned="1">
            <text:p>pista ramata 5</text:p>
          </table:table-cell>
          <table:covered-table-cell table:style-name="ce99"/>
          <table:table-cell table:style-name="ce86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72"/>
          <table: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71" table:number-columns-spanned="2" table:number-rows-spanned="1"/>
          <table:covered-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71" table:number-columns-spanned="2" table:number-rows-spanned="1"/>
          <table:covered-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93" table:number-columns-spanned="2" table:number-rows-spanned="1"/>
          <table:covered-table-cell table:style-name="ce99"/>
          <table:table-cell table:style-name="ce102" office:value-type="float" office:value="71" calcext:value-type="float">
            <text:p>71</text:p>
          </table:table-cell>
          <table:table-cell/>
          <table:table-cell table:style-name="ce99" office:value-type="string" calcext:value-type="string" table:number-columns-spanned="2" table:number-rows-spanned="1">
            <text:p>pista ramata 6</text:p>
          </table:table-cell>
          <table:covered-table-cell table:style-name="ce99"/>
          <table:table-cell table:style-name="ce86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71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71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71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93" table:number-columns-spanned="2" table:number-rows-spanned="1"/>
          <table:covered-table-cell table:style-name="ce99"/>
          <table:table-cell table:style-name="ce102" office:value-type="float" office:value="73" calcext:value-type="float">
            <text:p>73</text:p>
          </table:table-cell>
          <table:table-cell/>
          <table:table-cell table:style-name="ce99" table:number-columns-spanned="2" table:number-rows-spanned="1"/>
          <table:covered-table-cell table:style-name="ce99"/>
          <table:table-cell table:style-name="ce86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94"/>
          <table:table-cell table:style-name="ce100"/>
          <table:table-cell table:style-name="ce106" office:value-type="float" office:value="75" calcext:value-type="float">
            <text:p>75</text:p>
          </table:table-cell>
          <table:table-cell/>
          <table:table-cell table:style-name="ce99" table:number-columns-repeated="2"/>
          <table:table-cell table:style-name="ce86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style-name="ce86"/>
          <table:table-cell table:number-columns-repeated="17"/>
        </table:table-row>
        <table:table-row table:style-name="ro2" table:number-rows-repeated="104850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net_preamp-Tintori" table:style-name="ta1">
        <table:table-column table:style-name="co1" table:default-cell-style-name="ce146"/>
        <table:table-column table:style-name="co1" table:default-cell-style-name="ce155"/>
        <table:table-column table:style-name="co1" table:default-cell-style-name="ce157"/>
        <table:table-column table:style-name="co1" table:default-cell-style-name="ce163"/>
        <table:table-column table:style-name="co1" table:default-cell-style-name="ce167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table:style-name="ce135" office:value-type="string" calcext:value-type="string">
            <text:p>PREAMP</text:p>
          </table:table-cell>
          <table:table-cell table:style-name="ce152" office:value-type="string" calcext:value-type="string">
            <text:p>CAVO</text:p>
          </table:table-cell>
          <table:table-cell table:style-name="ce152"/>
          <table:table-cell table:style-name="ce135" office:value-type="string" calcext:value-type="string">
            <text:p>PREAMP</text:p>
          </table:table-cell>
          <table:table-cell table:style-name="ce165" office:value-type="string" calcext:value-type="string">
            <text:p>CAVO</text:p>
          </table:table-cell>
          <table:table-cell table:number-columns-repeated="3"/>
        </table:table-row>
        <table:table-row table:style-name="ro3">
          <table:table-cell table:style-name="ce141" office:value-type="float" office:value="1" calcext:value-type="float">
            <text:p>1</text:p>
          </table:table-cell>
          <table:table-cell table:style-name="ce153" office:value-type="string" calcext:value-type="string">
            <text:p>Vbias_0:31</text:p>
          </table:table-cell>
          <table:table-cell/>
          <table:table-cell table:style-name="ce160" office:value-type="float" office:value="2" calcext:value-type="float">
            <text:p>2</text:p>
          </table:table-cell>
          <table:table-cell table:style-name="ce153" office:value-type="string" calcext:value-type="string">
            <text:p>Vbias_0:31</text:p>
          </table:table-cell>
          <table:table-cell table:number-columns-repeated="3"/>
        </table:table-row>
        <table:table-row table:style-name="ro3">
          <table:table-cell table:style-name="ce144" office:value-type="float" office:value="3" calcext:value-type="float">
            <text:p>3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4" calcext:value-type="float">
            <text:p>4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_1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_0</text:p>
          </table:table-cell>
          <table:table-cell/>
          <table:table-cell table:style-name="ce169" office:value-type="string" calcext:value-type="string">
            <text:p>pin totali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_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_1</text:p>
          </table:table-cell>
          <table:table-cell/>
          <table:table-cell table:style-name="ce170" office:value-type="string" calcext:value-type="string">
            <text:p>Mass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N_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_2</text:p>
          </table:table-cell>
          <table:table-cell/>
          <table:table-cell table:style-name="ce171" office:value-type="string" calcext:value-type="string">
            <text:p>V_bia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N_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_3</text:p>
          </table:table-cell>
          <table:table-cell/>
          <table:table-cell table:style-name="ce172" office:value-type="string" calcext:value-type="string">
            <text:p>N.C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_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_4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N_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_5</text:p>
          </table:table-cell>
          <table:table-cell/>
          <table:table-cell office:value-type="string" calcext:value-type="string">
            <text:p>Pin per pixel</text:p>
          </table:table-cell>
          <table:table-cell table:formula="of:=[.H4]-(SUM([.H5:.H7]))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N_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_6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IN_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_7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N_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_8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IN_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_9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IN_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N_10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N_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N_11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N_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_12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IN_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_13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IN_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N_14</text:p>
          </table:table-cell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IN_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IN_15</text:p>
          </table:table-cell>
          <table:table-cell table:number-columns-repeated="3"/>
        </table:table-row>
        <table:table-row table:style-name="ro3">
          <table:table-cell table:style-name="ce144" office:value-type="float" office:value="37" calcext:value-type="float">
            <text:p>37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38" calcext:value-type="float">
            <text:p>38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table:style-name="ce151" office:value-type="float" office:value="39" calcext:value-type="float">
            <text:p>39</text:p>
          </table:table-cell>
          <table:table-cell table:style-name="ce156" office:value-type="string" calcext:value-type="string">
            <text:p>GND</text:p>
          </table:table-cell>
          <table:table-cell/>
          <table:table-cell table:style-name="ce164" office:value-type="float" office:value="40" calcext:value-type="float">
            <text:p>40</text:p>
          </table:table-cell>
          <table:table-cell table:style-name="ce168" office:value-type="string" calcext:value-type="string">
            <text:p>GND</text:p>
          </table:table-cell>
          <table:table-cell table:number-columns-repeated="3"/>
        </table:table-row>
        <table:table-row table:style-name="ro3">
          <table:table-cell table:style-name="ce151" office:value-type="float" office:value="41" calcext:value-type="float">
            <text:p>41</text:p>
          </table:table-cell>
          <table:table-cell table:style-name="ce156" office:value-type="string" calcext:value-type="string">
            <text:p>GND</text:p>
          </table:table-cell>
          <table:table-cell/>
          <table:table-cell table:style-name="ce164" office:value-type="float" office:value="42" calcext:value-type="float">
            <text:p>42</text:p>
          </table:table-cell>
          <table:table-cell table:style-name="ce168" office:value-type="string" calcext:value-type="string">
            <text:p>GND</text:p>
          </table:table-cell>
          <table:table-cell table:number-columns-repeated="3"/>
        </table:table-row>
        <table:table-row table:style-name="ro3">
          <table:table-cell table:style-name="ce144" office:value-type="float" office:value="43" calcext:value-type="float">
            <text:p>43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44" calcext:value-type="float">
            <text:p>44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IN_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_32</text:p>
          </table:table-cell>
          <table:table-cell table:number-columns-repeated="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IN_4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N_33</text:p>
          </table:table-cell>
          <table:table-cell table:number-columns-repeated="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IN_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N_34</text:p>
          </table:table-cell>
          <table:table-cell table:number-columns-repeated="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IN_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_35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IN_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N_36</text:p>
          </table:table-cell>
          <table:table-cell table:number-columns-repeated="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IN_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N_37</text:p>
          </table:table-cell>
          <table:table-cell table:number-columns-repeated="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_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N_38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IN_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N_39</text:p>
          </table:table-cell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IN_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N_40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N_5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IN_41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_5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IN_42</text:p>
          </table:table-cell>
          <table:table-cell table:number-columns-repeated="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IN_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IN_43</text:p>
          </table:table-cell>
          <table:table-cell table:number-columns-repeated="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_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N_44</text:p>
          </table:table-cell>
          <table:table-cell table:number-columns-repeated="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IN_6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N_45</text:p>
          </table:table-cell>
          <table:table-cell table:number-columns-repeated="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IN_6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N_46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IN_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N_47</text:p>
          </table:table-cell>
          <table:table-cell table:number-columns-repeated="3"/>
        </table:table-row>
        <table:table-row table:style-name="ro3">
          <table:table-cell table:style-name="ce144" office:value-type="float" office:value="77" calcext:value-type="float">
            <text:p>77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78" calcext:value-type="float">
            <text:p>78</text:p>
          </table:table-cell>
          <table:table-cell table:style-name="ce166" office:value-type="string" calcext:value-type="string">
            <text:p>N.C.</text:p>
          </table:table-cell>
          <table:table-cell table:number-columns-repeated="3"/>
        </table:table-row>
        <table:table-row table:style-name="ro3">
          <table:table-cell table:style-name="ce141" office:value-type="float" office:value="79" calcext:value-type="float">
            <text:p>79</text:p>
          </table:table-cell>
          <table:table-cell table:style-name="ce153" office:value-type="string" calcext:value-type="string">
            <text:p>Vbias_32:63</text:p>
          </table:table-cell>
          <table:table-cell/>
          <table:table-cell table:style-name="ce160" office:value-type="float" office:value="80" calcext:value-type="float">
            <text:p>80</text:p>
          </table:table-cell>
          <table:table-cell table:style-name="ce153" office:value-type="string" calcext:value-type="string">
            <text:p>Vbias_32: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2:31:16.558764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2T12:31:33.615110723</meta:creation-date>
    <dc:date>2022-03-15T12:30:43.742364335</dc:date>
    <meta:editing-duration>PT34M</meta:editing-duration>
    <meta:editing-cycles>9</meta:editing-cycles>
    <meta:generator>LibreOffice/6.0.7.3$Linux_X86_64 LibreOffice_project/00m0$Build-3</meta:generator>
    <meta:document-statistic meta:table-count="2" meta:cell-count="1130" meta:object-count="0"/>
  </office:meta>
</office:document-meta>
</file>